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Arial" style:font-family-asian="Arial" style:font-family-complex="Arial"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style:text-position="sub" fo:font-weight="normal" fo:font-family="'Times New Roman'" style:font-family-asian="'Times New Roman'" style:font-family-complex="'Times New Roman'" fo:background-color="transparent" fo:color="#ff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P1" style:family="paragraph">
      <style:paragraph-properties fo:line-height="100.00%" fo:text-align="left"/>
    </style:style>
    <style:style style:name="P2" style:family="paragraph">
      <style:paragraph-properties fo:line-height="100.00%" fo:text-align="left" fo:margin-top="12.00pt" fo:margin-bottom="6.00pt"/>
    </style:style>
    <style:style style:name="P3" style:family="paragraph">
      <style:paragraph-properties fo:line-height="100.00%" fo:text-align="left" fo:margin-bottom="6.00pt"/>
    </style:style>
    <style:style style:name="P4" style:family="paragraph">
      <style:paragraph-properties fo:line-height="100.00%" fo:text-align="left" fo:margin-left="33.00pt" fo:text-indent="0.00pt"/>
    </style:style>
    <style:style style:name="P5" style:family="paragraph">
      <style:paragraph-properties fo:line-height="100.00%" fo:text-align="left" fo:margin-top="12.00pt" fo:margin-bottom="6.00pt"/>
    </style:style>
    <style:style style:name="P6" style:family="paragraph">
      <style:paragraph-properties fo:line-height="100.00%" fo:text-align="left" fo:margin-bottom="6.00pt"/>
    </style:style>
    <style:style style:name="P7" style:family="paragraph">
      <style:paragraph-properties fo:line-height="100.00%" fo:text-align="left" fo:margin-bottom="6.00pt"/>
    </style:style>
    <style:style style:name="P8" style:family="paragraph">
      <style:paragraph-properties fo:line-height="100.00%" fo:text-align="left" fo:margin-top="12.00pt" fo:margin-bottom="6.00pt"/>
    </style:style>
  </office:automatic-styles>
  <office:body>
    <office:text>
      <text:p text:style-name="P1"><text:span text:style-name="T1">PIZZA BARBACOA GAME</text:span></text:p>
      <text:p text:style-name="P1"><text:span text:style-name="T2"/></text:p>
      <text:p text:style-name="P2"><text:span text:style-name="T3">INDICE</text:span></text:p>
      <text:p text:style-name="P3"><text:span text:style-name="T4"/></text:p>
      <text:p text:style-name="P4"><text:span text:style-name="T4"/></text:p>
      <text:p text:style-name="P4"><text:span text:style-name="T5">LEVEL DESIGN</text:span></text:p>
      <text:p text:style-name="P4"><text:span text:style-name="T5"><text:s/>EN PROCESO</text:span></text:p>
      <text:p text:style-name="P4"><text:span text:style-name="T6"/></text:p>
      <text:p text:style-name="P4"><text:span text:style-name="T6"/></text:p>
      <text:p text:style-name="P5"><text:span text:style-name="T7">1. INICIO:</text:span></text:p>
      <text:p text:style-name="P6"><text:span text:style-name="T8">Nada mas entrar el jugador se encuentra en<text:s/></text:span><text:span text:style-name="T9">la entrada</text:span><text:span text:style-name="T10"><text:s/>(valga la redundancia)</text:span></text:p>
      <text:p text:style-name="P6"><text:span text:style-name="T10">Algunos enemigos, puertas y objetos del nivel estarán ocultos o inactivos para que el primer paseo del jugador sea más ameno. </text:span></text:p>
      <text:p text:style-name="P6"><text:span text:style-name="T10">En la<text:s/></text:span><text:span text:style-name="T11">entrada del juego se encuentra el reloj que da la hora en nuestro juego</text:span><text:span text:style-name="T12">. Ademas esta sala debe de tener los maximos objetos colgantes posibles.</text:span></text:p>
      <text:p text:style-name="P6"><text:span text:style-name="T12">En la primera vuelta no habrá enemigos en esta sala pero</text:span><text:span text:style-name="T13"><text:s/>nada más salir de la sala se activará en el el centro de la entrada un<text:s text:c="2"/>enemigo observador y con ello sonará algo que alerte al jugador de que ha pasado algo.<text:s/></text:span><text:span text:style-name="T14">El enemigo</text:span><text:span text:style-name="T15"><text:s/></text:span><text:span text:style-name="T16"><text:s/>hará que todos los objetos voladores (pendulos) lo señalen. Como la luz está encendida este enemigo solo se quedará espectante y te matará solo en el caso de que te acerques a él. Cuando estés frente al enemigo es un buen momento para que el narrador te diga (mediante una radio, por ejemplo, que haya en la sala) que es una buena idea mantenerse lejos de ella. Más adelante en la historia habrá un apagon en esta misma sala y el observador comenzará a perseguirte. </text:span></text:p>
      <text:p text:style-name="P6"><text:span text:style-name="T16">Así doy por zanjada la presentación del enemigo observador.</text:span></text:p>
      <text:p text:style-name="P6"><text:span text:style-name="T17">*Zu: Había pensado que, en el sonido de activación del boss "observador" fuera protagonizado por un sonido estrepitoso provocado por la caida de todos los objetos de la sala del puzle. Así que, la primera vez que entramos está todo bien colocadito en la entrada, y en la segunda visita está todo destrozado. Lo cual llama la atención del espectador para volver.<text:s/></text:span><text:span text:style-name="T18"/></text:p>
      <text:p text:style-name="P6"><text:span text:style-name="T18"/></text:p>
      <text:p text:style-name="P6"><text:span text:style-name="T19">El primer enemigo invisible te lo encontrarás en el pasillo, tras haber andado apaciblemente por el salón. Al entrar al pasillo la puerta se cierra automaticamente. Debe de sonar como se cierra con un sonido de portazo. Este enemigo se encuentra en el lado opuesto al que vas a ir, y comienza a avanzar en cuanto te ve. Solo puedes huir en una dirección. El pasillo se hace interminable durante 20 segundos. Pasado este tiempo el enemigo desaparece y si volteas atrás ya estás en el otro lado del pasillo y no es infinito. Lo explico como el culo porque es tarde y ya sabemos todo de que va esta parte :)</text:span></text:p>
      <text:p text:style-name="P6"><text:span text:style-name="T19">Podemos hacer que nada mas entrar al pasillo el narrador te diga "corre, corre" o algo asi</text:span></text:p>
      <text:p text:style-name="P6"><text:span text:style-name="T20"/></text:p>
      <text:p text:style-name="P7"><draw:frame text:anchor-type="as-char" svg:width="115.36mm" svg:height="162.98mm" style:rel-width="scale" style:rel-height="scale"><draw:object-ole xlink:href="OleObj1"/><draw:image xlink:href="ObjectReplacements/OleObj1"/></draw:frame><text:span text:style-name="T20"/></text:p>
      <text:p text:style-name="P8"><draw:frame text:anchor-type="as-char" svg:width="169.86mm" svg:height="240.51mm" style:rel-width="scale" style:rel-height="scale"><draw:object-ole xlink:href="OleObj2"/><draw:image xlink:href="ObjectReplacements/OleObj2"/></draw:frame><text:span text:style-name="T21">SAL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